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Liberation Serif" fo:font-size="12pt" style:font-size-asian="12pt" style:font-size-complex="12pt"/>
    </style:style>
    <style:style style:name="P2"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P3" style:family="paragraph" style:parent-style-name="Header">
      <style:paragraph-properties fo:text-align="justify" style:justify-single-word="false"/>
      <style:text-properties fo:language="id" fo:country="ID"/>
    </style:style>
    <style:style style:name="P4"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style="normal" fo:font-weight="normal" officeooo:rsid="0004c34e" officeooo:paragraph-rsid="00188eac"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7" style:family="paragraph" style:parent-style-name="Footer">
      <style:paragraph-properties fo:text-align="center" style:justify-single-word="false"/>
    </style:style>
    <style:style style:name="P8" style:family="paragraph" style:parent-style-name="Standard">
      <style:paragraph-properties fo:margin-top="0.101cm" fo:margin-bottom="0.101cm" loext:contextual-spacing="false" fo:line-height="100%"/>
      <style:text-properties style:font-name="Liberation Serif" fo:font-size="12pt" fo:language="id" fo:country="ID" fo:font-weight="normal" style:font-size-asian="12pt" style:font-weight-asian="normal" style:font-name-complex="Arial" style:font-size-complex="12pt" style:font-weight-complex="normal"/>
    </style:style>
    <style:style style:name="P9"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Liberation Serif" fo:font-size="12pt" fo:language="id" fo:country="ID" fo:font-weight="normal" officeooo:paragraph-rsid="0015d2f2" style:font-size-asian="12pt" style:font-weight-asian="normal" style:font-size-complex="12pt" style:font-weight-complex="normal"/>
    </style:style>
    <style:style style:name="P10"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11" style:family="paragraph" style:parent-style-name="Header">
      <style:paragraph-properties fo:text-align="justify" style:justify-single-word="false"/>
      <style:text-properties style:font-name="Liberation Serif" fo:font-size="12pt" style:font-size-asian="12pt" style:font-size-complex="12pt"/>
    </style:style>
    <style:style style:name="P12"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012d94" style:font-weight-asian="bold"/>
    </style:style>
    <style:style style:name="T4" style:family="text">
      <style:text-properties fo:language="id" fo:country="ID" officeooo:rsid="0015d2f2"/>
    </style:style>
    <style:style style:name="T5" style:family="text">
      <style:text-properties fo:language="id" fo:country="ID" officeooo:rsid="00188eac"/>
    </style:style>
    <style:style style:name="T6" style:family="text">
      <style:text-properties fo:language="id" fo:country="ID" officeooo:rsid="001e4db2"/>
    </style:style>
    <style:style style:name="T7" style:family="text">
      <style:text-properties fo:language="id" fo:country="ID" officeooo:rsid="001edd9c"/>
    </style:style>
    <style:style style:name="T8" style:family="text">
      <style:text-properties fo:font-weight="bold" style:font-weight-asian="bold" style:font-weight-complex="bold"/>
    </style:style>
    <style:style style:name="T9" style:family="text">
      <style:text-properties officeooo:rsid="000b90e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88eac"/>
    </style:style>
    <style:style style:name="T13" style:family="text">
      <style:text-properties officeooo:rsid="001bfbee"/>
    </style:style>
    <style:style style:name="T14" style:family="text">
      <style:text-properties officeooo:rsid="001d225b"/>
    </style:style>
    <style:style style:name="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K</text:p>
      <text:p text:style-name="P8"/>
      <text:p text:style-name="P9">Pemanfaatan <text:span text:style-name="T9">t</text:span>eknologi komputer pada saat ini telah mengalami kemajuan yang cukup pesat. Komputer merupakan perangkat vital dalam kehidupan sehari- Banyak pengembang sistem operasi yang terus mengembangkan produknya Linux merupakan program <text:span text:style-name="T10">open source</text:span> yang sekarang ini sudah bukan menjadi sistem operasi alternati<text:span text:style-name="T13">f</text:span>e. Komputer dewasa ini tidak hanya digunakan di perkantoran, pemerintahan atau institutsi pendidikan saja, tetapi hampir di setiap rumah. Komputer yang kita gunakan menggunakan suatu sistem operasi. Sekarang sudah banyak sekali aplikasi berbasis <text:span text:style-name="T10">open source</text:span> yang sudah banyak dikenal oleh masyarakat, seperti <text:span text:style-name="T11">inkscape</text:span> untuk keperluan <text:span text:style-name="T11">desain</text:span>, <text:span text:style-name="T11">blender</text:span><text:span text:style-name="T10"> </text:span>untuk kebutuhan 3D, <text:span text:style-name="T11">libreoffice</text:span> untuk kebutuhan <text:span text:style-name="T10">office</text:span> dan masih banyak program yang sudah dikenal masyarakat. Perusahaan pun tidak mau kalah dengan hal ini, salah satu pabrik sepatu pun ada yang ikut menjadi salah satu sponsor resmi dari sebuah progam berbasis <text:span text:style-name="T10">open source</text:span>. Pembelajaran tentang linux menjadi momok bagi mahasiswa atau dosen yang sudah terbiasa dengan <text:span text:style-name="T14">Sistem Operasi</text:span> Windows. Dengan latar belakang diatas dapat diambil judul “<text:span text:style-name="T8">Remastering GNU/Linux Xubuntu dengan ubuntu customization kit berbasis Mahasiswa</text:span>”.</text:p>
      <text:p text:style-name="P4"/>
      <text:p text:style-name="P5"><text:span text:style-name="T12">Kata Kunci</text:span> : <text:span text:style-name="T10">Remaster, UCK, Xubuntu, Open Source</text:span></text:p>
      <text:p text:style-name="P4"/>
      <text:p text:style-name="P4"/>
      <text:p text:style-name="P4"/>
      <text:p text:style-name="P4"/>
      <text:p text:style-name="P4"/>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Liberation Serif" fo:font-size="12pt" style:font-size-asian="12pt" style:font-size-complex="12pt"/>
    </style:style>
    <style:style style:name="MP3" style:family="paragraph" style:parent-style-name="Header">
      <style:paragraph-properties fo:text-align="justify" style:justify-single-word="false"/>
      <style:text-properties fo:language="id" fo:country="ID"/>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style:style>
    <style:style style:name="MT3" style:family="text">
      <style:text-properties fo:language="id" fo:country="ID" fo:font-weight="bold" officeooo:rsid="00012d94" style:font-weight-asian="bold"/>
    </style:style>
    <style:style style:name="MT4" style:family="text">
      <style:text-properties fo:language="id" fo:country="ID" officeooo:rsid="001edd9c"/>
    </style:style>
    <style:style style:name="MT5" style:family="text">
      <style:text-properties fo:language="id" fo:country="ID" officeooo:rsid="001e4db2"/>
    </style:style>
    <style:style style:name="MT6" style:family="text">
      <style:text-properties fo:language="id" fo:country="ID" officeooo:rsid="0015d2f2"/>
    </style:style>
    <style:style style:name="M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Kuriyanto Adi Saputro</text:span><text:span text:style-name="MT2">, “</text:span><text:span text:style-name="MT3">Remastering GNU/Linux dengan ubuntu customization kit untuk mahasiswa berbasis Xubuntu</text:span><text:span text:style-name="MT1">”</text:span></text:p>
        <text:p text:style-name="MP2"><text:span text:style-name="MT2">Jurusan/Program Study Teknik Informatika, Jenjang Pendidikan Strata 1 (TI), </text:span><text:span text:style-name="MT4">5</text:span><text:span text:style-name="MT2"> </text:span><text:span text:style-name="MT5">September</text:span><text:span text:style-name="MT2"> 201</text:span><text:span text:style-name="MT6">8</text:span></text:p>
        <text:p text:style-name="MP2"><text:span text:style-name="MT6"/></text:p>
        <text:p text:style-name="MP3"><draw:custom-shape text:anchor-type="paragraph" draw:z-index="0" draw:name="Image1" draw:style-name="Mgr1" draw:text-style-name="MP4" svg:width="15.666cm" svg:height="0.004cm" svg:x="-0.104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5"><text:page-number text:select-page="current">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8-09-10T23:26:18.432337398</dc:date>
    <meta:editing-cycles>14</meta:editing-cycles>
    <meta:editing-duration>PT27M26S</meta:editing-duration>
    <meta:generator>LibreOffice/6.0.5.2$Linux_X86_64 LibreOffice_project/54c8cbb85f300ac59db32fe8a675ff7683cd5a16</meta:generator>
    <meta:document-statistic meta:table-count="0" meta:image-count="0" meta:object-count="0" meta:page-count="1" meta:paragraph-count="6" meta:word-count="196" meta:character-count="1448" meta:non-whitespace-character-count="12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